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0CECE" style:cell-protect="protecte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5875cm"/>
    </style:style>
    <style:style style:name="co3" style:family="table-column">
      <style:table-column-properties fo:break-before="auto" style:column-width="3.25437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Chart 1" svg:x="6.2535in" svg:y="0in" svg:width="6.2988in" svg:height="3.354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6379" table:default-cell-style-name="ce1"/>
        <table:table-row table:style-name="ro1">
          <table:table-cell office:value-type="float" office:value="-0.42" table:style-name="ce1">
            <text:p>-0.42</text:p>
          </table:table-cell>
          <table:table-cell office:value-type="float" office:value="435.27" table:style-name="ce1">
            <text:p>435.27</text:p>
          </table:table-cell>
          <table:table-cell office:value-type="float" office:value="0" table:formula="of:=ROUNDDOWN([.A1];0)" table:style-name="ce2">
            <text:p>0</text:p>
          </table:table-cell>
          <table:table-cell office:value-type="float" office:value="435" table:formula="of:=ROUNDDOWN([.B1];0)" table:style-name="ce2">
            <text:p>435</text:p>
          </table:table-cell>
          <table:table-cell office:value-type="string" office:string-value="{0,435}, " table:formula="of:=&quot;{&quot;&amp;[.C1]&amp;&quot;,&quot;&amp;[.D1]&amp;&quot;}, &quot;" table:style-name="ce2">
            <text:p>{0,435},<text:s/></text:p>
          </table:table-cell>
          <table:table-cell table:number-columns-repeated="16379"/>
        </table:table-row>
        <table:table-row table:style-name="ro1">
          <table:table-cell office:value-type="float" office:value="318.27" table:style-name="ce1">
            <text:p>318.27</text:p>
          </table:table-cell>
          <table:table-cell office:value-type="float" office:value="971.14" table:style-name="ce1">
            <text:p>971.14</text:p>
          </table:table-cell>
          <table:table-cell office:value-type="float" office:value="318" table:formula="of:=ROUNDDOWN([.A2];0)" table:style-name="ce2">
            <text:p>318</text:p>
          </table:table-cell>
          <table:table-cell office:value-type="float" office:value="971" table:formula="of:=ROUNDDOWN([.B2];0)" table:style-name="ce2">
            <text:p>971</text:p>
          </table:table-cell>
          <table:table-cell office:value-type="string" office:string-value="{318,971}, " table:formula="of:=&quot;{&quot;&amp;[.C2]&amp;&quot;,&quot;&amp;[.D2]&amp;&quot;}, &quot;" table:style-name="ce2">
            <text:p>{318,971},<text:s/></text:p>
          </table:table-cell>
          <table:table-cell table:number-columns-repeated="16379"/>
        </table:table-row>
        <table:table-row table:style-name="ro1">
          <table:table-cell office:value-type="float" office:value="331.28" table:style-name="ce1">
            <text:p>331.28</text:p>
          </table:table-cell>
          <table:table-cell office:value-type="float" office:value="1759.95" table:style-name="ce1">
            <text:p>1759.95</text:p>
          </table:table-cell>
          <table:table-cell office:value-type="float" office:value="331" table:formula="of:=ROUNDDOWN([.A3];0)" table:style-name="ce2">
            <text:p>331</text:p>
          </table:table-cell>
          <table:table-cell office:value-type="float" office:value="1759" table:formula="of:=ROUNDDOWN([.B3];0)" table:style-name="ce2">
            <text:p>1759</text:p>
          </table:table-cell>
          <table:table-cell office:value-type="string" office:string-value="{331,1759}, " table:formula="of:=&quot;{&quot;&amp;[.C3]&amp;&quot;,&quot;&amp;[.D3]&amp;&quot;}, &quot;" table:style-name="ce2">
            <text:p>{331,1759},<text:s/></text:p>
          </table:table-cell>
          <table:table-cell table:number-columns-repeated="16379"/>
        </table:table-row>
        <table:table-row table:style-name="ro1">
          <table:table-cell office:value-type="float" office:value="-764.92" table:style-name="ce1">
            <text:p>-764.92</text:p>
          </table:table-cell>
          <table:table-cell office:value-type="float" office:value="2199.16" table:style-name="ce1">
            <text:p>2199.16</text:p>
          </table:table-cell>
          <table:table-cell office:value-type="float" office:value="-764" table:formula="of:=ROUNDDOWN([.A4];0)" table:style-name="ce2">
            <text:p>-764</text:p>
          </table:table-cell>
          <table:table-cell office:value-type="float" office:value="2199" table:formula="of:=ROUNDDOWN([.B4];0)" table:style-name="ce2">
            <text:p>2199</text:p>
          </table:table-cell>
          <table:table-cell office:value-type="string" office:string-value="{-764,2199}, " table:formula="of:=&quot;{&quot;&amp;[.C4]&amp;&quot;,&quot;&amp;[.D4]&amp;&quot;}, &quot;" table:style-name="ce2">
            <text:p>{-764,2199},<text:s/></text:p>
          </table:table-cell>
          <table:table-cell table:number-columns-repeated="16379"/>
        </table:table-row>
        <table:table-row table:style-name="ro1">
          <table:table-cell office:value-type="float" office:value="-943.73" table:style-name="ce1">
            <text:p>-943.73</text:p>
          </table:table-cell>
          <table:table-cell office:value-type="float" office:value="1579.95" table:style-name="ce1">
            <text:p>1579.95</text:p>
          </table:table-cell>
          <table:table-cell office:value-type="float" office:value="-943" table:formula="of:=ROUNDDOWN([.A5];0)" table:style-name="ce2">
            <text:p>-943</text:p>
          </table:table-cell>
          <table:table-cell office:value-type="float" office:value="1579" table:formula="of:=ROUNDDOWN([.B5];0)" table:style-name="ce2">
            <text:p>1579</text:p>
          </table:table-cell>
          <table:table-cell office:value-type="string" office:string-value="{-943,1579}, " table:formula="of:=&quot;{&quot;&amp;[.C5]&amp;&quot;,&quot;&amp;[.D5]&amp;&quot;}, &quot;" table:style-name="ce2">
            <text:p>{-943,1579},<text:s/></text:p>
          </table:table-cell>
          <table:table-cell table:number-columns-repeated="16379"/>
        </table:table-row>
        <table:table-row table:style-name="ro1">
          <table:table-cell office:value-type="float" office:value="-888.13" table:style-name="ce1">
            <text:p>-888.13</text:p>
          </table:table-cell>
          <table:table-cell office:value-type="float" office:value="1126.8399999999999" table:style-name="ce1">
            <text:p>1126.84</text:p>
          </table:table-cell>
          <table:table-cell office:value-type="float" office:value="-888" table:formula="of:=ROUNDDOWN([.A6];0)" table:style-name="ce2">
            <text:p>-888</text:p>
          </table:table-cell>
          <table:table-cell office:value-type="float" office:value="1126" table:formula="of:=ROUNDDOWN([.B6];0)" table:style-name="ce2">
            <text:p>1126</text:p>
          </table:table-cell>
          <table:table-cell office:value-type="string" office:string-value="{-888,1126}, " table:formula="of:=&quot;{&quot;&amp;[.C6]&amp;&quot;,&quot;&amp;[.D6]&amp;&quot;}, &quot;" table:style-name="ce2">
            <text:p>{-888,1126},<text:s/></text:p>
          </table:table-cell>
          <table:table-cell table:number-columns-repeated="16379"/>
        </table:table-row>
        <table:table-row table:style-name="ro1">
          <table:table-cell office:value-type="float" office:value="-967.63" table:style-name="ce1">
            <text:p>-967.63</text:p>
          </table:table-cell>
          <table:table-cell office:value-type="float" office:value="-13.77" table:style-name="ce1">
            <text:p>-13.77</text:p>
          </table:table-cell>
          <table:table-cell office:value-type="float" office:value="-967" table:formula="of:=ROUNDDOWN([.A7];0)" table:style-name="ce2">
            <text:p>-967</text:p>
          </table:table-cell>
          <table:table-cell office:value-type="float" office:value="-13" table:formula="of:=ROUNDDOWN([.B7];0)" table:style-name="ce2">
            <text:p>-13</text:p>
          </table:table-cell>
          <table:table-cell office:value-type="string" office:string-value="{-967,-13}, " table:formula="of:=&quot;{&quot;&amp;[.C7]&amp;&quot;,&quot;&amp;[.D7]&amp;&quot;}, &quot;" table:style-name="ce2">
            <text:p>{-967,-13},<text:s/></text:p>
          </table:table-cell>
          <table:table-cell table:number-columns-repeated="16379"/>
        </table:table-row>
        <table:table-row table:style-name="ro1">
          <table:table-cell office:value-type="float" office:value="-250.6" table:style-name="ce1">
            <text:p>-250.6</text:p>
          </table:table-cell>
          <table:table-cell office:value-type="float" office:value="-109.66" table:style-name="ce1">
            <text:p>-109.66</text:p>
          </table:table-cell>
          <table:table-cell office:value-type="float" office:value="-250" table:formula="of:=ROUNDDOWN([.A8];0)" table:style-name="ce2">
            <text:p>-250</text:p>
          </table:table-cell>
          <table:table-cell office:value-type="float" office:value="-109" table:formula="of:=ROUNDDOWN([.B8];0)" table:style-name="ce2">
            <text:p>-109</text:p>
          </table:table-cell>
          <table:table-cell office:value-type="string" office:string-value="{-250,-109}, " table:formula="of:=&quot;{&quot;&amp;[.C8]&amp;&quot;,&quot;&amp;[.D8]&amp;&quot;}, &quot;" table:style-name="ce2">
            <text:p>{-250,-109},<text:s/>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DOWN([.A9];0)" table:style-name="ce2">
            <text:p>0</text:p>
          </table:table-cell>
          <table:table-cell office:value-type="float" office:value="0" table:formula="of:=ROUNDDOWN([.B9];0)" table:style-name="ce2">
            <text:p>0</text:p>
          </table:table-cell>
          <table:table-cell office:value-type="string" office:string-value="{0,0}, " table:formula="of:=&quot;{&quot;&amp;[.C9]&amp;&quot;,&quot;&amp;[.D9]&amp;&quot;}, &quot;" table:style-name="ce2">
            <text:p>{0,0},<text:s/>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DOWN([.A10];0)" table:style-name="ce2">
            <text:p>0</text:p>
          </table:table-cell>
          <table:table-cell office:value-type="float" office:value="0" table:formula="of:=ROUNDDOWN([.B10];0)" table:style-name="ce2">
            <text:p>0</text:p>
          </table:table-cell>
          <table:table-cell office:value-type="string" office:string-value="{0,0}, " table:formula="of:=&quot;{&quot;&amp;[.C10]&amp;&quot;,&quot;&amp;[.D10]&amp;&quot;}, &quot;" table:style-name="ce2">
            <text:p>{0,0},<text:s/>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DOWN([.A11];0)" table:style-name="ce2">
            <text:p>0</text:p>
          </table:table-cell>
          <table:table-cell office:value-type="float" office:value="0" table:formula="of:=ROUNDDOWN([.B11];0)" table:style-name="ce2">
            <text:p>0</text:p>
          </table:table-cell>
          <table:table-cell office:value-type="string" office:string-value="{0,0}, " table:formula="of:=&quot;{&quot;&amp;[.C11]&amp;&quot;,&quot;&amp;[.D11]&amp;&quot;}, &quot;" table:style-name="ce2">
            <text:p>{0,0},<text:s/>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DOWN([.A12];0)" table:style-name="ce2">
            <text:p>0</text:p>
          </table:table-cell>
          <table:table-cell office:value-type="float" office:value="0" table:formula="of:=ROUNDDOWN([.B12];0)" table:style-name="ce2">
            <text:p>0</text:p>
          </table:table-cell>
          <table:table-cell office:value-type="string" office:string-value="{0,0}, " table:formula="of:=&quot;{&quot;&amp;[.C12]&amp;&quot;,&quot;&amp;[.D12]&amp;&quot;}, &quot;" table:style-name="ce2">
            <text:p>{0,0},<text:s/>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DOWN([.A13];0)" table:style-name="ce2">
            <text:p>0</text:p>
          </table:table-cell>
          <table:table-cell office:value-type="float" office:value="0" table:formula="of:=ROUNDDOWN([.B13];0)" table:style-name="ce2">
            <text:p>0</text:p>
          </table:table-cell>
          <table:table-cell office:value-type="string" office:string-value="{0,0}, " table:formula="of:=&quot;{&quot;&amp;[.C13]&amp;&quot;,&quot;&amp;[.D13]&amp;&quot;}, &quot;" table:style-name="ce2">
            <text:p>{0,0},<text:s/>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DOWN([.A14];0)" table:style-name="ce2">
            <text:p>0</text:p>
          </table:table-cell>
          <table:table-cell office:value-type="float" office:value="0" table:formula="of:=ROUNDDOWN([.B14];0)" table:style-name="ce2">
            <text:p>0</text:p>
          </table:table-cell>
          <table:table-cell office:value-type="string" office:string-value="{0,0}, " table:formula="of:=&quot;{&quot;&amp;[.C14]&amp;&quot;,&quot;&amp;[.D14]&amp;&quot;}, &quot;" table:style-name="ce2">
            <text:p>{0,0},<text:s/>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DOWN([.A15];0)" table:style-name="ce2">
            <text:p>0</text:p>
          </table:table-cell>
          <table:table-cell office:value-type="float" office:value="0" table:formula="of:=ROUNDDOWN([.B15];0)" table:style-name="ce2">
            <text:p>0</text:p>
          </table:table-cell>
          <table:table-cell office:value-type="string" office:string-value="{0,0}, " table:formula="of:=&quot;{&quot;&amp;[.C15]&amp;&quot;,&quot;&amp;[.D15]&amp;&quot;}, &quot;" table:style-name="ce2">
            <text:p>{0,0},<text:s/>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DOWN([.A16];0)" table:style-name="ce2">
            <text:p>0</text:p>
          </table:table-cell>
          <table:table-cell office:value-type="float" office:value="0" table:formula="of:=ROUNDDOWN([.B16];0)" table:style-name="ce2">
            <text:p>0</text:p>
          </table:table-cell>
          <table:table-cell office:value-type="string" office:string-value="{0,0}, " table:formula="of:=&quot;{&quot;&amp;[.C16]&amp;&quot;,&quot;&amp;[.D16]&amp;&quot;}, &quot;" table:style-name="ce2">
            <text:p>{0,0},<text:s/>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DOWN([.A17];0)" table:style-name="ce2">
            <text:p>0</text:p>
          </table:table-cell>
          <table:table-cell office:value-type="float" office:value="0" table:formula="of:=ROUNDDOWN([.B17];0)" table:style-name="ce2">
            <text:p>0</text:p>
          </table:table-cell>
          <table:table-cell office:value-type="string" office:string-value="{0,0}, " table:formula="of:=&quot;{&quot;&amp;[.C17]&amp;&quot;,&quot;&amp;[.D17]&amp;&quot;}, &quot;" table:style-name="ce2">
            <text:p>{0,0},<text:s/>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DOWN([.A18];0)" table:style-name="ce2">
            <text:p>0</text:p>
          </table:table-cell>
          <table:table-cell office:value-type="float" office:value="0" table:formula="of:=ROUNDDOWN([.B18];0)" table:style-name="ce2">
            <text:p>0</text:p>
          </table:table-cell>
          <table:table-cell office:value-type="string" office:string-value="{0,0}, " table:formula="of:=&quot;{&quot;&amp;[.C18]&amp;&quot;,&quot;&amp;[.D18]&amp;&quot;}, &quot;" table:style-name="ce2">
            <text:p>{0,0},<text:s/>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DOWN([.A19];0)" table:style-name="ce2">
            <text:p>0</text:p>
          </table:table-cell>
          <table:table-cell office:value-type="float" office:value="0" table:formula="of:=ROUNDDOWN([.B19];0)" table:style-name="ce2">
            <text:p>0</text:p>
          </table:table-cell>
          <table:table-cell office:value-type="string" office:string-value="{0,0}" table:formula="of:=&quot;{&quot;&amp;[.C19]&amp;&quot;,&quot;&amp;[.D19]&amp;&quot;}&quot;" table:style-name="ce2">
            <text:p>{0,0}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office:string-value="int excel_waypoints[19][2] = {{0,435}, {318,971}, {331,1759}, {-764,2199}, {-943,1579}, {-888,1126}, {-967,-13}, {-250,-109}, {0,0}, {0,0}, {0,0}, {0,0}, {0,0}, {0,0}, {0,0}, {0,0}, {0,0}, {0,0}, {0,0}};" table:formula="of:=&quot;int excel_waypoints[19][2] = {&quot;&amp;[.E1]&amp;[.E2]&amp;[.E3]&amp;[.E4]&amp;[.E5]&amp;[.E6]&amp;[.E7]&amp;[.E8]&amp;[.E9]&amp;[.E10]&amp;[.E11]&amp;[.E12]&amp;[.E13]&amp;[.E14]&amp;[.E15]&amp;[.E16]&amp;[.E17]&amp;[.E18]&amp;[.E19]&amp;&quot;};&quot;" table:style-name="ce2">
            <text:p>int excel_waypoints[19][2] = {{0,435}, {318,971}, {331,1759}, {-764,2199}, {-943,1579}, {-888,1126}, {-967,-13}, {-250,-109}, {0,0}, {0,0}, {0,0}, {0,0}, {0,0}, {0,0}, {0,0}, {0,0}, {0,0}, {0,0}, {0,0}};</text:p>
          </table:table-cell>
          <table:table-cell table:number-columns-repeated="16383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0.42" table:style-name="ce1">
            <text:p>-0.42</text:p>
          </table:table-cell>
          <table:table-cell office:value-type="float" office:value="435.27" table:style-name="ce1">
            <text:p>435.27</text:p>
          </table:table-cell>
          <table:table-cell table:style-name="ce1"/>
          <table:table-cell office:value-type="float" office:value="745.87" table:style-name="ce1">
            <text:p>745.87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18.27" table:style-name="ce1">
            <text:p>318.27</text:p>
          </table:table-cell>
          <table:table-cell office:value-type="float" office:value="971.14" table:style-name="ce1">
            <text:p>971.14</text:p>
          </table:table-cell>
          <table:table-cell table:style-name="ce1"/>
          <table:table-cell office:value-type="float" office:value="941.75" table:style-name="ce1">
            <text:p>941.75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31.28" table:style-name="ce1">
            <text:p>331.28</text:p>
          </table:table-cell>
          <table:table-cell office:value-type="float" office:value="1759.95" table:style-name="ce1">
            <text:p>1759.95</text:p>
          </table:table-cell>
          <table:table-cell table:style-name="ce1"/>
          <table:table-cell office:value-type="float" office:value="43.19" table:style-name="ce1">
            <text:p>43.19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-764.92" table:style-name="ce1">
            <text:p>-764.92</text:p>
          </table:table-cell>
          <table:table-cell office:value-type="float" office:value="2199.16" table:style-name="ce1">
            <text:p>2199.16</text:p>
          </table:table-cell>
          <table:table-cell table:style-name="ce1"/>
          <table:table-cell office:value-type="float" office:value="-346.41" table:style-name="ce1">
            <text:p>-346.41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-943.73" table:style-name="ce1">
            <text:p>-943.73</text:p>
          </table:table-cell>
          <table:table-cell office:value-type="float" office:value="1579.95" table:style-name="ce1">
            <text:p>1579.95</text:p>
          </table:table-cell>
          <table:table-cell table:style-name="ce1"/>
          <table:table-cell office:value-type="float" office:value="12.62" table:style-name="ce1">
            <text:p>12.62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-888.13" table:style-name="ce1">
            <text:p>-888.13</text:p>
          </table:table-cell>
          <table:table-cell office:value-type="float" office:value="1126.8399999999999" table:style-name="ce1">
            <text:p>1126.84</text:p>
          </table:table-cell>
          <table:table-cell table:style-name="ce1"/>
          <table:table-cell office:value-type="float" office:value="196.95" table:style-name="ce1">
            <text:p>196.95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-967.63" table:style-name="ce1">
            <text:p>-967.63</text:p>
          </table:table-cell>
          <table:table-cell office:value-type="float" office:value="-13.77" table:style-name="ce1">
            <text:p>-13.77</text:p>
          </table:table-cell>
          <table:table-cell table:style-name="ce1"/>
          <table:table-cell office:value-type="float" office:value="-5.72" table:style-name="ce1">
            <text:p>-5.72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250.6" table:style-name="ce1">
            <text:p>-250.6</text:p>
          </table:table-cell>
          <table:table-cell office:value-type="float" office:value="-109.66" table:style-name="ce1">
            <text:p>-109.6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Rich</dc:creator>
    <meta:creation-date>2014-05-17T06:46:57Z</meta:creation-date>
    <dc:date>2014-05-24T16:14:58Z</dc:date>
    <meta:editing-cycles>3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5000" chart:minimum="-500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maximum="5000" chart:minimum="-500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41.538346456693pt" svg:width="453.513543307086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B$1:.$B$10" chart:class="chart:scatter" chart:attached-axis="primary-y" chart:style-name="G0S0">
            <chart:domain table:cell-range-address="Sheet1.$A$1:.$A$10"/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